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b29" officeooo:paragraph-rsid="00090b29"/>
    </style:style>
    <style:style style:name="P2" style:family="paragraph" style:parent-style-name="Standard">
      <style:text-properties officeooo:paragraph-rsid="00090b29"/>
    </style:style>
    <style:style style:name="T1" style:family="text">
      <style:text-properties officeooo:rsid="00090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RENCIADOR DE PROJETOS E TAREFAS:</text:p>
      <text:p text:style-name="Standard"/>
      <text:p text:style-name="Standard">REGISTRO</text:p>
      <text:p text:style-name="Standard">-ADM(todo novo registro é um adm de sua conta, podendo ser convidado como usuário comum ou como adm de um ou mais projetos de outra conta).</text:p>
      <text:p text:style-name="Standard"/>
      <text:p text:style-name="Standard">USUÁRIO(convidados por e-mail pelo adm)</text:p>
      <text:p text:style-name="Standard">-nome</text:p>
      <text:p text:style-name="Standard">-sobrenome</text:p>
      <text:p text:style-name="Standard">-foto</text:p>
      <text:p text:style-name="Standard">-e-mail</text:p>
      <text:p text:style-name="Standard">-senha</text:p>
      <text:p text:style-name="Standard">-telefone</text:p>
      <text:p text:style-name="Standard">-status (se usuário está ativo naquele momento ou não)</text:p>
      <text:p text:style-name="Standard">ADM -&gt; (USU<text:span text:style-name="T1">Á</text:span>RIO COMUM)</text:p>
      <text:p text:style-name="Standard">-adm(mesmo sendo um adm de sua conta, ao ser convidado se torna um usuário comum em outros projeto, a menos que, o adm do projeto lhe dê permissão para se tornar adm de um ou mais projetos específicos).</text:p>
      <text:p text:style-name="Standard"/>
      <text:p text:style-name="Standard">LOGIN</text:p>
      <text:p text:style-name="Standard">-e-mail</text:p>
      <text:p text:style-name="Standard">-senha</text:p>
      <text:p text:style-name="Standard">-<text:span text:style-name="T1">token</text:span></text:p>
      <text:p text:style-name="Standard">-<text:span text:style-name="T1">data e hora login</text:span></text:p>
      <text:p text:style-name="Standard"/>
      <text:p text:style-name="Standard">RECUPERAÇÃO</text:p>
      <text:p text:style-name="Standard">-recuperação de senha deve ser feita pelos dados do e-mail <text:span text:style-name="T1">e/</text:span>ou n<text:span text:style-name="T1">ú</text:span>mero de telefone.</text:p>
      <text:p text:style-name="Standard"/>
      <text:p text:style-name="Standard">PROJETO</text:p>
      <text:p text:style-name="Standard">-nome</text:p>
      <text:p text:style-name="Standard">-empresa</text:p>
      <text:p text:style-name="Standard">-data início</text:p>
      <text:p text:style-name="Standard">-data previsão entrega</text:p>
      <text:p text:style-name="Standard">-valor(poderá ser feito relatórios de um ou todos os projeto ativos ou ja finalizados nessa conta)</text:p>
      <text:p text:style-name="Standard">-quantidade colaboradores (esse número vai sendo incrementado conforme vai se add novos colaboradores)</text:p>
      <text:p text:style-name="P2"><text:tab/></text:p>
      <text:p text:style-name="P2"><text:span text:style-name="T1">TAREFA</text:span></text:p>
      <text:p text:style-name="Standard">-data criação da tarefa</text:p>
      <text:p text:style-name="Standard">-nome da tarefa</text:p>
      <text:p text:style-name="Standard">-data hora início (o colaborador deverá acionar o início da tarefa)</text:p>
      <text:p text:style-name="Standard">-data hora fim (o colaborador deverá acionar/marcar a tarefa como concluída)</text:p>
      <text:p text:style-name="Standard">-colaborador(es) envolvido(s) (uma tarefa poderá possuir mais de um colaborador)</text:p>
      <text:p text:style-name="Standard">-lista subtarefas <text:span text:style-name="T1">SUBTAREFAS</text:span>(o colaborador pode adicionar uma lista de subtarefas para facilitar a execução da tarefa principal se necessário, as <text:span text:style-name="T1">subtarefas</text:span> não alteram em nada o tempo da tarefa criada pelo adm).</text:p>
      <text:p text:style-name="P2"><text:tab/><text:tab/></text:p>
      <text:p text:style-name="P2"><text:span text:style-name="T1">SUBTAREFAS</text:span> (apenas para facilitar a visualização, organização e divisão da tarefa principal.)</text:p>
      <text:p text:style-name="Standard">-nome</text:p>
      <text:p text:style-name="Standard">-descrição</text:p>
      <text:p text:style-name="Standard">-concluída (boolean), !!!não altera em nada a tarefa principal, e podem ser deletadas pelo </text:p>
      <text:p text:style-name="Standard">colaborador que a criou em sua tarefa principal sem nenhum tipo de permissão.</text:p>
      <text:p text:style-name="P1"><text:soft-page-break/>POSSÍVEIS MELHORIAS</text:p>
      <text:p text:style-name="Standard">CHAT</text:p>
      <text:p text:style-name="Standard">-data hora envio mensagem</text:p>
      <text:p text:style-name="Standard">-data hora recebimento mensagem</text:p>
      <text:p text:style-name="Standard">-usuário envio</text:p>
      <text:p text:style-name="Standard">-usuário recebimento</text:p>
      <text:p text:style-name="Standard">-mensagem em tempo re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18:42:38.491000000</dc:date>
    <meta:editing-duration>PT8M4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8" meta:word-count="286" meta:character-count="1824" meta:non-whitespace-character-count="1580"/>
  </office:meta>
</office:document-meta>
</file>